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12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15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18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22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2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24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25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26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28" style:family="paragraph" style:parent-style-name="Standard" style:list-style-name="L6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3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ebd3de" style:font-size-asian="11pt" style:font-weight-asian="bold" style:font-size-complex="11pt" style:font-weight-complex="bold"/>
    </style:style>
    <style:style style:name="P32" style:family="paragraph" style:parent-style-name="Standard" style:list-style-name="L7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ebd3de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loext:graphic-properties draw:fill-gradient-name="gradient" draw:fill-hatch-name="hatch"/>
      <style:text-properties fo:color="#000000" loext:opacity="100%" fo:font-size="11pt" fo:language="en" fo:country="US" fo:font-weight="normal" officeooo:rsid="00ec7f0c" officeooo:paragraph-rsid="00ec7f0c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35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36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dc8630" style:font-size-asian="11pt" style:font-size-complex="11pt"/>
    </style:style>
    <style:style style:name="P39" style:family="paragraph" style:parent-style-name="Standard" style:list-style-name="L9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dc8630" style:font-size-asian="11pt" style:font-size-complex="11pt"/>
    </style:style>
    <style:style style:name="P40" style:family="paragraph" style:parent-style-name="Standard" style:list-style-name="L9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dc8630" style:font-size-asian="11pt" style:font-size-complex="11pt"/>
    </style:style>
    <style:style style:name="P41" style:family="paragraph" style:parent-style-name="Standard" style:list-style-name="L9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dc8630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dc8630" style:font-size-asian="11pt" style:font-size-complex="11pt"/>
    </style:style>
    <style:style style:name="P4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44" style:family="paragraph" style:parent-style-name="Standard" style:list-style-name="L10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45" style:family="paragraph" style:parent-style-name="Standard" style:list-style-name="L10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46" style:family="paragraph" style:parent-style-name="Standard" style:list-style-name="L10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8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ea9fa2" style:font-size-asian="11pt" style:font-size-complex="11pt"/>
    </style:style>
    <style:style style:name="P49" style:family="paragraph" style:parent-style-name="Standard" style:list-style-name="L1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ea9fa2" style:font-size-asian="11pt" style:font-size-complex="11pt"/>
    </style:style>
    <style:style style:name="P50" style:family="paragraph" style:parent-style-name="Standard" style:list-style-name="L1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ea9fa2" style:font-size-asian="11pt" style:font-size-complex="11pt"/>
    </style:style>
    <style:style style:name="P5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ea9fa2" style:font-size-asian="11pt" style:font-size-complex="11pt"/>
    </style:style>
    <style:style style:name="P5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53" style:family="paragraph" style:parent-style-name="Standard">
      <style:text-properties fo:font-size="11pt" officeooo:paragraph-rsid="00dd84c2" style:font-size-asian="11pt" style:font-size-complex="11pt"/>
    </style:style>
    <style:style style:name="P54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P5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bold" officeooo:rsid="006f2777" style:font-weight-asian="bold" style:font-weight-complex="bold"/>
    </style:style>
    <style:style style:name="T13" style:family="text">
      <style:text-properties fo:font-weight="bold" officeooo:rsid="005a6965" style:font-weight-asian="bold" style:font-weight-complex="bold"/>
    </style:style>
    <style:style style:name="T14" style:family="text">
      <style:text-properties fo:font-weight="bold" officeooo:rsid="007a1580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officeooo:rsid="006c9b40" style:font-weight-asian="bold" style:font-weight-complex="bold"/>
    </style:style>
    <style:style style:name="T17" style:family="text">
      <style:text-properties fo:font-weight="normal" officeooo:rsid="006c9b40" style:font-weight-asian="normal" style:font-weight-complex="normal"/>
    </style:style>
    <style:style style:name="T18" style:family="text">
      <style:text-properties fo:font-weight="normal" officeooo:rsid="00dea3f6" style:font-weight-asian="normal" style:font-weight-complex="normal"/>
    </style:style>
    <style:style style:name="T19" style:family="text">
      <style:text-properties fo:font-weight="bold" officeooo:rsid="00dea3f6" style:font-weight-asian="bold" style:font-weight-complex="bold"/>
    </style:style>
    <style:style style:name="T20" style:family="text">
      <style:text-properties fo:font-weight="bold" officeooo:rsid="00e3ed5c" style:font-weight-asian="bold" style:font-weight-complex="bold"/>
    </style:style>
    <style:style style:name="T21" style:family="text">
      <style:text-properties fo:font-weight="bold" officeooo:rsid="00e1c9eb" style:font-weight-asian="bold" style:font-weight-complex="bold"/>
    </style:style>
    <style:style style:name="T22" style:family="text">
      <style:text-properties fo:font-weight="bold" officeooo:rsid="005f3008" style:font-weight-asian="bold" style:font-weight-complex="bold"/>
    </style:style>
    <style:style style:name="T23" style:family="text">
      <style:text-properties officeooo:rsid="006f2777"/>
    </style:style>
    <style:style style:name="T24" style:family="text">
      <style:text-properties officeooo:rsid="00976a9d"/>
    </style:style>
    <style:style style:name="T25" style:family="text">
      <style:text-properties officeooo:rsid="009863ec"/>
    </style:style>
    <style:style style:name="T26" style:family="text">
      <style:text-properties fo:font-weight="bold" officeooo:rsid="004bb780" style:font-weight-asian="bold" style:font-weight-complex="bold"/>
    </style:style>
    <style:style style:name="T27" style:family="text">
      <style:text-properties officeooo:rsid="0099fea1"/>
    </style:style>
    <style:style style:name="T28" style:family="text">
      <style:text-properties officeooo:rsid="009a4361"/>
    </style:style>
    <style:style style:name="T29" style:family="text">
      <style:text-properties officeooo:rsid="00e08e0b"/>
    </style:style>
    <style:style style:name="T30" style:family="text">
      <style:text-properties fo:font-weight="bold" officeooo:rsid="00e21bb3" style:font-weight-asian="bold" style:font-weight-complex="bold"/>
    </style:style>
    <style:style style:name="T31" style:family="text">
      <style:text-properties officeooo:rsid="006c9b40"/>
    </style:style>
    <style:style style:name="T32" style:family="text">
      <style:text-properties officeooo:rsid="00a0873e"/>
    </style:style>
    <style:style style:name="T33" style:family="text">
      <style:text-properties officeooo:rsid="00a768ea"/>
    </style:style>
    <style:style style:name="T34" style:family="text">
      <style:text-properties officeooo:rsid="00a8f0da"/>
    </style:style>
    <style:style style:name="T35" style:family="text">
      <style:text-properties officeooo:rsid="00a9e630"/>
    </style:style>
    <style:style style:name="T36" style:family="text">
      <style:text-properties fo:font-weight="normal" officeooo:rsid="007ec5fd" style:font-weight-asian="normal" style:font-weight-complex="normal"/>
    </style:style>
    <style:style style:name="T37" style:family="text">
      <style:text-properties fo:font-weight="normal" officeooo:rsid="005a6965" style:font-weight-asian="normal" style:font-weight-complex="normal"/>
    </style:style>
    <style:style style:name="T38" style:family="text">
      <style:text-properties fo:font-weight="normal" officeooo:rsid="00a40ae2" style:font-weight-asian="normal" style:font-weight-complex="normal"/>
    </style:style>
    <style:style style:name="T39" style:family="text">
      <style:text-properties fo:font-weight="normal" officeooo:rsid="00a5ff20" style:font-weight-asian="normal" style:font-weight-complex="normal"/>
    </style:style>
    <style:style style:name="T40" style:family="text">
      <style:text-properties fo:font-weight="normal" officeooo:rsid="00a7030b" style:font-weight-asian="normal" style:font-weight-complex="normal"/>
    </style:style>
    <style:style style:name="T41" style:family="text">
      <style:text-properties fo:font-weight="normal" officeooo:rsid="0064a2d8" style:font-weight-asian="normal" style:font-weight-complex="normal"/>
    </style:style>
    <style:style style:name="T42" style:family="text">
      <style:text-properties fo:font-weight="normal" officeooo:rsid="0066d1a7" style:font-weight-asian="normal" style:font-weight-complex="normal"/>
    </style:style>
    <style:style style:name="T43" style:family="text">
      <style:text-properties fo:font-weight="normal" officeooo:rsid="006f2777" style:font-weight-asian="normal" style:font-weight-complex="normal"/>
    </style:style>
    <style:style style:name="T44" style:family="text">
      <style:text-properties fo:font-weight="bold" officeooo:rsid="00cfd494" style:font-weight-asian="bold" style:font-weight-complex="bold"/>
    </style:style>
    <style:style style:name="T45" style:family="text">
      <style:text-properties officeooo:rsid="00ad1447"/>
    </style:style>
    <style:style style:name="T46" style:family="text">
      <style:text-properties officeooo:rsid="00e21bb3"/>
    </style:style>
    <style:style style:name="T47" style:family="text">
      <style:text-properties officeooo:rsid="003a55a5"/>
    </style:style>
    <style:style style:name="T48" style:family="text">
      <style:text-properties officeooo:rsid="00af0638"/>
    </style:style>
    <style:style style:name="T49" style:family="text">
      <style:text-properties officeooo:rsid="004df59b"/>
    </style:style>
    <style:style style:name="T50" style:family="text">
      <style:text-properties officeooo:rsid="00e31b09"/>
    </style:style>
    <style:style style:name="T51" style:family="text">
      <style:text-properties officeooo:rsid="00ebe6e2"/>
    </style:style>
    <style:style style:name="T52" style:family="text">
      <style:text-properties officeooo:rsid="00ec7f0c"/>
    </style:style>
    <style:style style:name="T53" style:family="text">
      <style:text-properties fo:font-weight="bold" officeooo:rsid="007a86fb" style:font-weight-asian="bold" style:font-weight-complex="bold"/>
    </style:style>
    <style:style style:name="T54" style:family="text">
      <style:text-properties fo:font-weight="bold" officeooo:rsid="00d9b4a2" style:font-weight-asian="bold" style:font-weight-complex="bold"/>
    </style:style>
    <style:style style:name="T55" style:family="text">
      <style:text-properties fo:font-weight="bold" officeooo:rsid="003fe830" style:font-weight-asian="bold" style:font-weight-complex="bold"/>
    </style:style>
    <style:style style:name="T56" style:family="text">
      <style:text-properties fo:font-weight="bold" officeooo:rsid="00e4c31d" style:font-weight-asian="bold" style:font-weight-complex="bold"/>
    </style:style>
    <style:style style:name="T57" style:family="text">
      <style:text-properties fo:font-weight="bold" officeooo:rsid="005d4945" style:font-weight-asian="bold" style:font-weight-complex="bold"/>
    </style:style>
    <style:style style:name="T58" style:family="text">
      <style:text-properties officeooo:rsid="00d9b4a2"/>
    </style:style>
    <style:style style:name="T59" style:family="text">
      <style:text-properties fo:font-weight="normal" officeooo:rsid="00b3806e" style:font-weight-asian="normal" style:font-weight-complex="normal"/>
    </style:style>
    <style:style style:name="T60" style:family="text">
      <style:text-properties fo:font-weight="normal" officeooo:rsid="007fff62" style:font-weight-asian="normal" style:font-weight-complex="normal"/>
    </style:style>
    <style:style style:name="T61" style:family="text">
      <style:text-properties fo:font-weight="bold" officeooo:rsid="007b9d18" style:font-weight-asian="bold" style:font-weight-complex="bold"/>
    </style:style>
    <style:style style:name="T62" style:family="text">
      <style:text-properties officeooo:rsid="006e9141"/>
    </style:style>
    <style:style style:name="T63" style:family="text">
      <style:text-properties officeooo:rsid="0060f805"/>
    </style:style>
    <style:style style:name="T64" style:family="text">
      <style:text-properties officeooo:rsid="003f8fd0"/>
    </style:style>
    <style:style style:name="T65" style:family="text">
      <style:text-properties officeooo:rsid="003fe830"/>
    </style:style>
    <style:style style:name="T66" style:family="text">
      <style:text-properties officeooo:rsid="00b39a8f"/>
    </style:style>
    <style:style style:name="T67" style:family="text">
      <style:text-properties officeooo:rsid="00b63bf5"/>
    </style:style>
    <style:style style:name="T68" style:family="text">
      <style:text-properties officeooo:rsid="0066b586"/>
    </style:style>
    <style:style style:name="T69" style:family="text">
      <style:text-properties officeooo:rsid="00bb1cf9"/>
    </style:style>
    <style:style style:name="T70" style:family="text">
      <style:text-properties officeooo:rsid="00bcf7fd"/>
    </style:style>
    <style:style style:name="T71" style:family="text">
      <style:text-properties officeooo:rsid="00be4661"/>
    </style:style>
    <style:style style:name="T72" style:family="text">
      <style:text-properties officeooo:rsid="00b99572"/>
    </style:style>
    <style:style style:name="T73" style:family="text">
      <style:text-properties fo:font-weight="bold" officeooo:rsid="00639492" style:font-weight-asian="bold" style:font-weight-complex="bold"/>
    </style:style>
    <style:style style:name="T74" style:family="text">
      <style:text-properties officeooo:rsid="00639492"/>
    </style:style>
    <style:style style:name="T75" style:family="text">
      <style:text-properties officeooo:rsid="00bef158"/>
    </style:style>
    <style:style style:name="T76" style:family="text">
      <style:text-properties officeooo:rsid="00c00875"/>
    </style:style>
    <style:style style:name="T77" style:family="text">
      <style:text-properties officeooo:rsid="006892c0"/>
    </style:style>
    <style:style style:name="T78" style:family="text">
      <style:text-properties officeooo:rsid="00c06c25"/>
    </style:style>
    <style:style style:name="T79" style:family="text">
      <style:text-properties officeooo:rsid="00c9b311"/>
    </style:style>
    <style:style style:name="T80" style:family="text">
      <style:text-properties officeooo:rsid="0065618d"/>
    </style:style>
    <style:style style:name="T81" style:family="text">
      <style:text-properties officeooo:rsid="006473fe"/>
    </style:style>
    <style:style style:name="T82" style:family="text">
      <style:text-properties officeooo:rsid="004cff7a"/>
    </style:style>
    <style:style style:name="T83" style:family="text">
      <style:text-properties officeooo:rsid="0056623e"/>
    </style:style>
    <style:style style:name="T84" style:family="text">
      <style:text-properties officeooo:rsid="008ac0fc"/>
    </style:style>
    <style:style style:name="T85" style:family="text">
      <style:text-properties officeooo:rsid="008c2918"/>
    </style:style>
    <style:style style:name="T86" style:family="text">
      <style:text-properties officeooo:rsid="0095b15e"/>
    </style:style>
    <style:style style:name="T87" style:family="text">
      <style:text-properties officeooo:rsid="00996366"/>
    </style:style>
    <style:style style:name="T88" style:family="text">
      <style:text-properties officeooo:rsid="008e6646"/>
    </style:style>
    <style:style style:name="T89" style:family="text">
      <style:text-properties officeooo:rsid="006ba514"/>
    </style:style>
    <style:style style:name="T90" style:family="text">
      <style:text-properties officeooo:rsid="00900c70"/>
    </style:style>
    <style:style style:name="T91" style:family="text">
      <style:text-properties officeooo:rsid="009027b3"/>
    </style:style>
    <style:style style:name="T92" style:family="text">
      <style:text-properties fo:font-weight="bold" officeooo:rsid="003ceccd" style:font-weight-asian="bold" style:font-weight-complex="bold"/>
    </style:style>
    <style:style style:name="T9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9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9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9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9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98" style:family="text">
      <style:text-properties fo:color="#000000" loext:opacity="100%" fo:language="en" fo:country="US" officeooo:rsid="003ceccd"/>
    </style:style>
    <style:style style:name="T99" style:family="text">
      <style:text-properties fo:color="#000000" loext:opacity="100%" fo:language="en" fo:country="US"/>
    </style:style>
    <style:style style:name="T100" style:family="text">
      <style:text-properties fo:color="#000000" loext:opacity="100%" fo:language="en" fo:country="US" fo:font-weight="normal" style:font-weight-asian="normal" style:font-weight-complex="normal"/>
    </style:style>
    <style:style style:name="T101" style:family="text">
      <style:text-properties fo:font-weight="normal" officeooo:rsid="003ceccd" style:font-weight-asian="normal" style:font-weight-complex="normal"/>
    </style:style>
    <style:style style:name="T102" style:family="text">
      <style:text-properties fo:font-weight="normal" officeooo:rsid="00d17055" style:font-weight-asian="normal" style:font-weight-complex="normal"/>
    </style:style>
    <style:style style:name="T103" style:family="text">
      <style:text-properties fo:font-weight="normal" officeooo:rsid="00639492" style:font-weight-asian="normal" style:font-weight-complex="normal"/>
    </style:style>
    <style:style style:name="T104" style:family="text">
      <style:text-properties fo:font-weight="normal" officeooo:rsid="003ca38e" style:font-weight-asian="normal" style:font-weight-complex="normal"/>
    </style:style>
    <style:style style:name="T105" style:family="text">
      <style:text-properties fo:font-weight="normal" officeooo:rsid="00ebe6e2" style:font-weight-asian="normal" style:font-weight-complex="normal"/>
    </style:style>
    <style:style style:name="T106" style:family="text">
      <style:text-properties fo:font-weight="normal" officeooo:rsid="00cc26d7" style:font-weight-asian="normal" style:font-weight-complex="normal"/>
    </style:style>
    <style:style style:name="T107" style:family="text">
      <style:text-properties fo:font-weight="normal" officeooo:rsid="006892c0" style:font-weight-asian="normal" style:font-weight-complex="normal"/>
    </style:style>
    <style:style style:name="T108" style:family="text">
      <style:text-properties fo:font-weight="normal" officeooo:rsid="0044899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><text:span text:style-name="T12"/></text:p>
      <text:p text:style-name="P8"><text:span text:style-name="T13">R</text:span><text:span text:style-name="T6">ELEVANT EXPERIENCE</text:span></text:p>
      <text:p text:style-name="P9"><text:span text:style-name="T14"/></text:p>
      <text:p text:style-name="P10">EXPERIENCE</text:p>
      <text:p text:style-name="P11">Jaguar Sarasota <text:span text:style-name="T10">– </text:span>Service Porter <text:span text:style-name="T15">|</text:span> 40 hours per week <text:span text:style-name="T15">|</text:span> 08/20/23 <text:span text:style-name="T10">– </text:span>Present</text:p>
      <text:list text:style-name="L1">
        <text:list-item>
          <text:p text:style-name="P12">Receive customers and guide them to the correct department</text:p>
        </text:list-item>
        <text:list-item>
          <text:p text:style-name="P12">Transport customers and vehicles to and from residences and service drive</text:p>
        </text:list-item>
        <text:list-item>
          <text:p text:style-name="P12">Collect and distribute loaner vehicles through digital contracts</text:p>
        </text:list-item>
      </text:list>
      <text:p text:style-name="P13"/>
      <text:p text:style-name="P14"><text:span text:style-name="T16">New College of Florida </text:span><text:span text:style-name="T6">– </text:span><text:span text:style-name="T16">Computer Science Tutor</text:span><text:span text:style-name="T17"> </text:span><text:span text:style-name="T18">|</text:span><text:span text:style-name="T19"> </text:span><text:span text:style-name="T20">5</text:span><text:span text:style-name="T19"> hours per week </text:span><text:span text:style-name="T18">| </text:span><text:span text:style-name="T21">02/23/</text:span><text:span text:style-name="T22">2</text:span><text:span text:style-name="T16">3 </text:span><text:span text:style-name="T6">– </text:span><text:span text:style-name="T16">Present</text:span></text:p>
      <text:list text:style-name="L2">
        <text:list-item>
          <text:p text:style-name="P15"><text:span text:style-name="T23">Troubleshoots</text:span> student <text:span text:style-name="T23">projects and provides strategic direction</text:span>; <text:span text:style-name="T23">has achieved </text:span><text:span text:style-name="T24">100% </text:span><text:span text:style-name="T25">student </text:span><text:span text:style-name="T24">satisfaction </text:span><text:span text:style-name="T25">rating</text:span></text:p>
        </text:list-item>
      </text:list>
      <text:p text:style-name="P16"/>
      <text:p text:style-name="P14"><text:span text:style-name="T6">New College of Florida –</text:span><text:span text:style-name="T26"> </text:span><text:span text:style-name="T6">Teaching Assistant</text:span><text:span text:style-name="T15"> </text:span><text:span text:style-name="T18">| </text:span><text:span text:style-name="T19">10 hours per week </text:span><text:span text:style-name="T18">| </text:span><text:span text:style-name="T21">08/23/</text:span><text:span text:style-name="T22">22 </text:span><text:span text:style-name="T6">– </text:span><text:span text:style-name="T21">12/06/</text:span><text:span text:style-name="T16">22</text:span></text:p>
      <text:list text:style-name="L3">
        <text:list-item>
          <text:p text:style-name="P17">Taught students computer architecture <text:span text:style-name="T27">concepts </text:span>in small group format over 30+ office hour sessions; graded 100+ project submissions; handled integrity violations; improved course teaching materials;<text:span text:style-name="T28"> oversaw workshops</text:span></text:p>
        </text:list-item>
      </text:list>
      <text:p text:style-name="P18"/>
      <text:p text:style-name="P19"><text:span text:style-name="T6">UofSC Center for Computational Robotics – Research Assistant </text:span><text:span text:style-name="T29">| </text:span><text:span text:style-name="T9">40 hours per week </text:span><text:span text:style-name="T29">| </text:span><text:span text:style-name="T30">05/29/</text:span><text:span text:style-name="T6">21 – </text:span><text:span text:style-name="T30">08/13/</text:span><text:span text:style-name="T6">21</text:span></text:p>
      <text:list text:style-name="L4">
        <text:list-item>
          <text:p text:style-name="P20">Produced training dataset of underwater cave structures <text:span text:style-name="T31">for</text:span> robot<text:span text:style-name="T32">ic</text:span> cave diving computer vision <text:span text:style-name="T31">project</text:span></text:p>
        </text:list-item>
        <text:list-item>
          <text:p text:style-name="P21"><text:span text:style-name="T33">Wrote </text:span>Python script <text:span text:style-name="T34">to ensure </text:span><text:span text:style-name="T33">dataset quality</text:span> <text:span text:style-name="T34">by</text:span> automat<text:span text:style-name="T34">ing</text:span> <text:span text:style-name="T35">correction and </text:span>culling of <text:span text:style-name="T35">class </text:span>labels</text:p>
        </text:list-item>
        <text:list-item>
          <text:p text:style-name="P22"><text:span text:style-name="T36">Trained</text:span><text:span text:style-name="T15"> proof of concept </text:span><text:span text:style-name="T37">YOLOv5 object detection model </text:span><text:span text:style-name="T38">to </text:span><text:span text:style-name="T39">classify </text:span><text:span text:style-name="T40">structures </text:span><text:span text:style-name="T41">with 82% </text:span><text:span text:style-name="T42">mean average preci</text:span><text:span text:style-name="T43">sion</text:span></text:p>
        </text:list-item>
      </text:list>
      <text:p text:style-name="P23"/>
      <text:p text:style-name="P24"><text:span text:style-name="T6">State College of Florida – Supplemental Instruction Specialist </text:span><text:span text:style-name="T8">| </text:span><text:span text:style-name="T9">20 hours per week </text:span><text:span text:style-name="T8">| </text:span><text:span text:style-name="T30">10/20/</text:span><text:span text:style-name="T6">19 – </text:span><text:span text:style-name="T30">08/16/</text:span><text:span text:style-name="T44">23</text:span></text:p>
      <text:list text:style-name="L5">
        <text:list-item>
          <text:p text:style-name="P25"><text:span text:style-name="T45">Demonstrate</text:span><text:span text:style-name="T46">d</text:span><text:span text:style-name="T45"> application of</text:span><text:span text:style-name="T31"> </text:span><text:span text:style-name="T47">programming concepts </text:span><text:span text:style-name="T48">to tutees</text:span><text:span text:style-name="T47">; </text:span><text:span text:style-name="T45">t</text:span><text:span text:style-name="T46">aught</text:span><text:span text:style-name="T47"> Python, Java, </text:span><text:span text:style-name="T49">and C++ </text:span><text:span text:style-name="T45">syntax</text:span></text:p>
        </text:list-item>
        <text:list-item>
          <text:p text:style-name="P25"><text:span text:style-name="T45">Synthesize</text:span><text:span text:style-name="T46">d</text:span><text:span text:style-name="T45"> concepts from</text:span> <text:span text:style-name="T45">Mathematics</text:span>, Physics, <text:span text:style-name="T31">and Chemistry; </text:span><text:span text:style-name="T45">identifies student weaknesses; guides students through problem solving process</text:span></text:p>
        </text:list-item>
      </text:list>
      <text:p text:style-name="P26"/>
      <text:p text:style-name="P27">Pier 1 Imports – Store Associate <text:s/><text:span text:style-name="T15">|</text:span> 20 hours per week <text:span text:style-name="T15">|</text:span> 06/28/20 <text:span text:style-name="T10">– </text:span>08/28/20</text:p>
      <text:list text:style-name="L6">
        <text:list-item>
          <text:p text:style-name="P28">Unloaded and sorted weekly merchandise <text:span text:style-name="T50">shipments</text:span></text:p>
        </text:list-item>
        <text:list-item>
          <text:p text:style-name="P28">Assembled and displayed large furniture in showroom</text:p>
        </text:list-item>
      </text:list>
      <text:p text:style-name="P29"/>
      <text:p text:style-name="P30">PROJECTS</text:p>
      <text:p text:style-name="P31">Neovim – Open Source Contribution<text:span text:style-name="T51">s</text:span> | 09/10/24 <text:span text:style-name="T10">–</text:span> Present</text:p>
      <text:list text:style-name="L7">
        <text:list-item>
          <text:p text:style-name="P32">Uses Coverity Scan platform to identify <text:span text:style-name="T52">high impact </text:span>defects in C codebase</text:p>
        </text:list-item>
        <text:list-item>
          <text:p text:style-name="P32">Collaborates with other maintaners of the project through Github pull requests <text:span text:style-name="T51">to ensure quality of fixes</text:span></text:p>
        </text:list-item>
        <text:list-item>
          <text:p text:style-name="P33">Applies git rebase workflow to keep commit history clean and concise</text:p>
        </text:list-item>
      </text:list>
      <text:p text:style-name="P30"/>
      <text:p text:style-name="P34"><text:span text:style-name="T53">R</text:span><text:span text:style-name="T54">u</text:span><text:span text:style-name="T53">sterizer</text:span><text:span text:style-name="T55"> </text:span><text:span text:style-name="T8">|</text:span><text:span text:style-name="T9"> </text:span><text:span text:style-name="T56">02/01/</text:span><text:span text:style-name="T57">2</text:span><text:span text:style-name="T53">3</text:span><text:span text:style-name="T57"> </text:span><text:span text:style-name="T6">– </text:span><text:span text:style-name="T56">04/20/</text:span><text:span text:style-name="T16">23</text:span></text:p>
      <text:list text:style-name="L8">
        <text:list-item>
          <text:p text:style-name="P35">Built computer graphics <text:span text:style-name="T58">rasterization </text:span>library to render user-defined 3D scenes using Rust</text:p>
        </text:list-item>
        <text:list-item>
          <text:p text:style-name="P36"><text:span text:style-name="T15">Generated 2D </text:span><text:span text:style-name="T59">images</text:span><text:span text:style-name="T15"> from object </text:span><text:span text:style-name="T36">models </text:span><text:span text:style-name="T15">using</text:span><text:span text:style-name="T60"> </text:span><text:span text:style-name="T15">linear </text:span><text:span text:style-name="T60">transformations and</text:span><text:span text:style-name="T15"> interpolation</text:span></text:p>
        </text:list-item>
      </text:list>
      <text:p text:style-name="P37"><text:span text:style-name="T15"/></text:p>
      <text:p text:style-name="P38"><text:span text:style-name="T6">WidowX 200 Robot Arm Control </text:span><text:span text:style-name="T61">Architecture </text:span><text:span text:style-name="T8">|</text:span><text:span text:style-name="T9"> </text:span><text:span text:style-name="T56">08/23/</text:span><text:span text:style-name="T57">22 </text:span><text:span text:style-name="T6">– </text:span><text:span text:style-name="T56">05/12/</text:span><text:span text:style-name="T16">23</text:span></text:p>
      <text:list text:style-name="L9">
        <text:list-item>
          <text:p text:style-name="P39">Applie<text:span text:style-name="T62">d</text:span> linear regression to produce <text:span text:style-name="T63">G</text:span>aussian mixture model-<text:span text:style-name="T64">based motion primitives</text:span></text:p>
        </text:list-item>
        <text:list-item>
          <text:p text:style-name="P40">Evaluate<text:span text:style-name="T62">d</text:span> <text:span text:style-name="T65">performance of </text:span><text:span text:style-name="T66">5 </text:span><text:span text:style-name="T65">motion primitives</text:span> <text:span text:style-name="T10">using</text:span> root mean square error</text:p>
        </text:list-item>
        <text:list-item>
          <text:p text:style-name="P40"><text:span text:style-name="T67">Utilized </text:span>forward <text:span text:style-name="T10">and inverse kinematics </text:span><text:span text:style-name="T67">to convert</text:span><text:span text:style-name="T10"> between </text:span><text:span text:style-name="T68">3D</text:span><text:span text:style-name="T10"> coordinates and joint angles </text:span></text:p>
        </text:list-item>
        <text:list-item>
          <text:p text:style-name="P41">Communicate<text:span text:style-name="T62">d</text:span> with <text:span text:style-name="T69">robot </text:span>arm through<text:span text:style-name="T70"> </text:span>custom <text:span text:style-name="T71">C++ </text:span>DynamixelSDK wrapper and ROS2 <text:span text:style-name="T72">framework</text:span></text:p>
        </text:list-item>
      </text:list>
      <text:p text:style-name="P42"/>
      <text:p text:style-name="P43"><text:span text:style-name="T73">From Nand to Tetris </text:span><text:span text:style-name="T8">|</text:span><text:span text:style-name="T9"> </text:span><text:span text:style-name="T56">06/18/</text:span><text:span text:style-name="T57">22 </text:span><text:span text:style-name="T13">– </text:span><text:span text:style-name="T56">07/18/</text:span><text:span text:style-name="T61">22</text:span></text:p>
      <text:list text:style-name="L10">
        <text:list-item>
          <text:p text:style-name="P44"><text:span text:style-name="T31">Built</text:span> <text:span text:style-name="T74">16-bit</text:span> <text:span text:style-name="T75">H</text:span>ack CPU and RAM from ground up using <text:span text:style-name="T76">only </text:span>N<text:span text:style-name="T74">AND</text:span> logic gate<text:span text:style-name="T76">s</text:span></text:p>
        </text:list-item>
        <text:list-item>
          <text:p text:style-name="P45"><text:span text:style-name="T62">D</text:span>esigned and created <text:span text:style-name="T62">logic gates and</text:span> functional <text:span text:style-name="T77">16-bit </text:span>Arithmetic Logic Unit <text:span text:style-name="T78">in</text:span> Minecraft</text:p>
        </text:list-item>
        <text:list-item>
          <text:p text:style-name="P46"><text:soft-page-break/>Implemented assembler <text:span text:style-name="T79">capable of </text:span><text:span text:style-name="T80">support</text:span><text:span text:style-name="T79">ing</text:span><text:span text:style-name="T80"> </text:span><text:span text:style-name="T81">symbols and labels to generate machine language</text:span></text:p>
        </text:list-item>
      </text:list>
      <text:p text:style-name="P47"/>
      <text:p text:style-name="P48"><text:span text:style-name="T6">Red Tide Dashboard </text:span><text:span text:style-name="T8">|</text:span><text:span text:style-name="T9"> </text:span><text:span text:style-name="T21">04/22/</text:span><text:span text:style-name="T57">2</text:span><text:span text:style-name="T14">2</text:span><text:span text:style-name="T57"> </text:span><text:span text:style-name="T13">– </text:span><text:span text:style-name="T21">05/20/</text:span><text:span text:style-name="T16">2</text:span><text:span text:style-name="T14">2</text:span></text:p>
      <text:list text:style-name="L11">
        <text:list-item>
          <text:p text:style-name="P49"><text:span text:style-name="T31">Architected </text:span>and implemented full-stack web application <text:span text:style-name="T10">in Agile/Scrum team of three</text:span><text:span text:style-name="T82"> </text:span>to <text:span text:style-name="T83">pro</text:span><text:span text:style-name="T84">duce </text:span><text:span text:style-name="T31">ReactJS </text:span><text:span text:style-name="T83">dashboard,</text:span> <text:span text:style-name="T85">aggregating </text:span><text:span text:style-name="T86">50,000</text:span><text:span text:style-name="T87">+</text:span> <text:span text:style-name="T86">data related to red tide</text:span></text:p>
        </text:list-item>
        <text:list-item>
          <text:p text:style-name="P49"><text:span text:style-name="T88">Leveraged </text:span>Twitter, YouTube, and Spotify <text:span text:style-name="T89">APIs; </text:span><text:span text:style-name="T90">built </text:span><text:span text:style-name="T31">Express </text:span>and MongoDB <text:span text:style-name="T90">backend; </text:span><text:span text:style-name="T91">deployed</text:span><text:span text:style-name="T89"> </text:span><text:span text:style-name="T91">app on </text:span><text:span text:style-name="T10">AWS</text:span></text:p>
        </text:list-item>
        <text:list-item>
          <text:p text:style-name="P50">Conducted sentiment analysis on Twitter data using nltk and scikit-learn libraries</text:p>
        </text:list-item>
      </text:list>
      <text:p text:style-name="P51"/>
      <text:p text:style-name="P52"><text:span text:style-name="T92">RELATED COURSES &amp; </text:span><text:span text:style-name="T6">SKILLS</text:span></text:p>
      <text:p text:style-name="P53"><text:span text:style-name="T93">Courses:</text:span><text:span text:style-name="T94"> </text:span><text:span text:style-name="T95"><text:s/>Software Engineering, </text:span><text:span text:style-name="T96">Object Oriented Design, </text:span><text:span text:style-name="T95">Machine Learning, Computer Architecture, </text:span><text:span text:style-name="T97">Embedded Systems</text:span></text:p>
      <text:p text:style-name="P54"><text:span text:style-name="T98">L</text:span><text:span text:style-name="T99">anguages:</text:span><text:span text:style-name="T100"> C++, C, Python, Java, Rust, TypeScript, JavaScript, C#</text:span></text:p>
      <text:p text:style-name="P55"><text:span text:style-name="T26">Technologies</text:span><text:span text:style-name="T92">:</text:span><text:span text:style-name="T101"> </text:span><text:span text:style-name="T102">Git,</text:span><text:span text:style-name="T103"> </text:span><text:span text:style-name="T104">Linux OS</text:span><text:span text:style-name="T103">, </text:span><text:span text:style-name="T105">Neov</text:span><text:span text:style-name="T102">im, Docker, GDB, radare2, </text:span><text:span text:style-name="T106">Arduino, </text:span><text:span text:style-name="T107">Agile/SCRUM, </text:span><text:span text:style-name="T102">ReactJS, </text:span><text:span text:style-name="T108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4-10-19T14:14:02.290631940</dc:date>
    <meta:editing-duration>P1DT13H26M27S</meta:editing-duration>
    <meta:editing-cycles>138</meta:editing-cycles>
    <meta:generator>LibreOffice/24.8.2.1$Linux_X86_64 LibreOffice_project/480$Build-1</meta:generator>
    <meta:print-date>2023-11-14T09:30:40.516962486</meta:print-date>
    <meta:printed-by>PDF files</meta:printed-by>
    <meta:document-statistic meta:table-count="0" meta:image-count="0" meta:object-count="0" meta:page-count="2" meta:paragraph-count="50" meta:word-count="571" meta:character-count="3888" meta:non-whitespace-character-count="3370"/>
  </office:meta>
</office:document-meta>
</file>